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A000001C987BD9A16014ECE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ans Serif Collection" svg:font-family="'Sans Serif Collectio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 Serif Collection" fo:font-size="18pt" style:text-underline-style="solid" style:text-underline-width="auto" style:text-underline-color="font-color" fo:font-weight="normal" officeooo:rsid="0011685f" officeooo:paragraph-rsid="0011685f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Sans Serif Collection" fo:font-size="16pt" style:text-underline-style="none" fo:font-weight="normal" officeooo:rsid="0011685f" officeooo:paragraph-rsid="0011685f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crible d’Eratosthène</text:p>
      <text:p text:style-name="P2"><draw:frame draw:style-name="fr1" draw:name="Image1" text:anchor-type="char" svg:x="-0.866cm" svg:y="0.534cm" svg:width="18.623cm" svg:height="9.737cm" draw:z-index="0"><draw:image xlink:href="Pictures/100000010000036A000001C987BD9A16014ECE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ans Serif Collection" svg:font-family="'Sans Serif Collectio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1T18:37:21.970000000</dc:date>
    <meta:editing-duration>PT1M54S</meta:editing-duration>
    <meta:editing-cycles>2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1" meta:word-count="3" meta:character-count="23" meta:non-whitespace-character-count="21"/>
  </office:meta>
</office:document-meta>
</file>